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'Liberation Sans', Roboto, No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1pt" fo:letter-spacing="normal" fo:font-style="normal" style:text-underline-style="none" fo:font-weight="bold" style:font-size-asian="11pt" style:font-size-complex="11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</style:style>
    <style:style style:name="P3" style:family="paragraph" style:parent-style-name="Heading_20_3">
      <style:text-properties fo:font-variant="normal" fo:text-transform="none" fo:color="#000000" style:font-name="Liberation Serif" fo:font-size="11pt" fo:letter-spacing="normal" fo:font-style="normal" style:text-underline-style="none" fo:font-weight="bold" style:font-size-asian="11pt" style:font-size-complex="11pt"/>
    </style:style>
    <style:style style:name="P4" style:family="paragraph" style:parent-style-name="Standard">
      <style:text-properties fo:color="#000000" style:font-name="Liberation Serif" fo:font-size="11pt" style:text-underline-style="none" style:font-size-asian="11pt" style:font-size-complex="11pt"/>
    </style:style>
    <style:style style:name="P5" style:family="paragraph" style:parent-style-name="Heading_20_4"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left="0in" fo:margin-right="0in" fo:margin-top="0in" fo:margin-bottom="0.0972in" loext:contextual-spacing="false" fo:line-height="175%" fo:text-align="start" style:justify-single-word="false" fo:orphans="2" fo:widows="2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margin-top="0in" fo:margin-bottom="0.0972in" loext:contextual-spacing="false" fo:line-height="175%" fo:text-align="start" style:justify-single-word="false" fo:orphans="2" fo:widows="2" fo:text-indent="0in" style:auto-text-indent="false"/>
    </style:style>
    <style:style style:name="P8" style:family="paragraph" style:parent-style-name="Text_20_body" style:list-style-name="L2">
      <style:paragraph-properties fo:margin-left="0in" fo:margin-right="0in" fo:margin-top="0in" fo:margin-bottom="0.0972in" loext:contextual-spacing="false" fo:line-height="175%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9" style:family="paragraph" style:parent-style-name="Text_20_body" style:list-style-name="L4">
      <style:paragraph-properties fo:margin-left="0in" fo:margin-right="0in" fo:margin-top="0in" fo:margin-bottom="0.0972in" loext:contextual-spacing="false" fo:line-height="175%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0" style:family="paragraph" style:parent-style-name="Text_20_body" style:list-style-name="L5">
      <style:paragraph-properties fo:margin-left="0in" fo:margin-right="0in" fo:margin-top="0in" fo:margin-bottom="0.0972in" loext:contextual-spacing="false" fo:line-height="175%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1" style:family="paragraph" style:parent-style-name="Text_20_body" style:list-style-name="L1">
      <style:paragraph-properties fo:margin-top="0in" fo:margin-bottom="0.0972in" loext:contextual-spacing="false" fo:line-height="175%" fo:text-align="start" style:justify-single-word="false" fo:orphans="2" fo:widows="2"/>
    </style:style>
    <style:style style:name="P12" style:family="paragraph" style:parent-style-name="Text_20_body" style:list-style-name="L2">
      <style:paragraph-properties fo:margin-top="0in" fo:margin-bottom="0.0972in" loext:contextual-spacing="false" fo:line-height="175%" fo:text-align="start" style:justify-single-word="false" fo:orphans="2" fo:widows="2"/>
    </style:style>
    <style:style style:name="P13" style:family="paragraph" style:parent-style-name="Text_20_body" style:list-style-name="L4">
      <style:paragraph-properties fo:margin-top="0in" fo:margin-bottom="0.0972in" loext:contextual-spacing="false" fo:line-height="175%" fo:text-align="start" style:justify-single-word="false" fo:orphans="2" fo:widows="2"/>
    </style:style>
    <style:style style:name="P14" style:family="paragraph" style:parent-style-name="Text_20_body" style:list-style-name="L1">
      <style:paragraph-properties fo:margin-top="0in" fo:margin-bottom="0.0972in" loext:contextual-spacing="false" fo:line-height="175%" fo:text-align="start" style:justify-single-word="false" fo:orphans="2" fo:widows="2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5" style:family="paragraph" style:parent-style-name="Text_20_body" style:list-style-name="L2">
      <style:paragraph-properties fo:margin-top="0in" fo:margin-bottom="0.0972in" loext:contextual-spacing="false" fo:line-height="175%" fo:text-align="start" style:justify-single-word="false" fo:orphans="2" fo:widows="2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6" style:family="paragraph" style:parent-style-name="Text_20_body" style:list-style-name="L3">
      <style:paragraph-properties fo:margin-top="0in" fo:margin-bottom="0.0972in" loext:contextual-spacing="false" fo:line-height="175%" fo:text-align="start" style:justify-single-word="false" fo:orphans="2" fo:widows="2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7" style:family="paragraph" style:parent-style-name="Text_20_body" style:list-style-name="L4">
      <style:paragraph-properties fo:margin-top="0in" fo:margin-bottom="0.0972in" loext:contextual-spacing="false" fo:line-height="175%" fo:text-align="start" style:justify-single-word="false" fo:orphans="2" fo:widows="2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P18" style:family="paragraph" style:parent-style-name="Text_20_body" style:list-style-name="L5">
      <style:paragraph-properties fo:margin-top="0in" fo:margin-bottom="0.0972in" loext:contextual-spacing="false" fo:line-height="175%" fo:text-align="start" style:justify-single-word="false" fo:orphans="2" fo:widows="2"/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size-complex="11pt"/>
    </style:style>
    <style:style style:name="T1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fo:background-color="transparent" loext:char-shading-value="0" style:font-size-asian="11pt" style:font-size-complex="11pt" loext:padding="0in" loext:border="none"/>
    </style:style>
    <style:style style:name="T2" style:family="text">
      <style:text-properties fo:font-variant="normal" fo:text-transform="none" fo:color="#000000" style:font-name="Liberation Serif" fo:font-size="11pt" fo:font-style="normal" style:text-underline-style="none" fo:font-weight="bold" fo:background-color="transparent" loext:char-shading-value="0" style:font-size-asian="11pt" style:font-size-complex="11pt" loext:padding="0in" loext:border="none"/>
    </style:style>
    <style:style style:name="T3" style:family="text">
      <style:text-properties fo:color="#000000" style:font-name="Liberation Serif" fo:font-size="11pt" style:text-underline-style="none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125 Common Interview Questions </text:h>
      <text:p text:style-name="Standard"><text:a xlink:type="simple" xlink:href="https://www.indeed.com/" text:style-name="Internet_20_link" text:visited-style-name="Visited_20_Internet_20_Link"><text:span text:style-name="T3">https://www.indeed.com/</text:span></text:a></text:p>
      <text:p text:style-name="P4"/>
      <text:h text:style-name="P3" text:outline-level="3">Basic interview questions</text:h>
      <text:list xml:id="list2583058913" text:style-name="L1">
        <text:list-item>
          <text:p text:style-name="P6"><text:a xlink:type="simple" xlink:href="https://www.indeed.com/career-advice/interviewing/how-to-explain-employment-gaps" text:style-name="Internet_20_link" text:visited-style-name="Visited_20_Internet_20_Link"><text:span text:style-name="T1">Can you explain the gaps in your resume?</text:span></text:a></text:p>
        </text:list-item>
        <text:list-item>
          <text:p text:style-name="P11"><text:a xlink:type="simple" xlink:href="https://www.indeed.com/career-advice/interviewing/how-to-answer-interview-questions-about-travel" text:style-name="Internet_20_link" text:visited-style-name="Visited_20_Internet_20_Link"><text:span text:style-name="T1">Are you willing to travel?</text:span></text:a></text:p>
        </text:list-item>
        <text:list-item>
          <text:p text:style-name="P11"><text:a xlink:type="simple" xlink:href="https://www.indeed.com/career-advice/finding-a-job/overqualified-for-job" text:style-name="Internet_20_link" text:visited-style-name="Visited_20_Internet_20_Link"><text:span text:style-name="T1">Are you overqualified for this role?</text:span></text:a></text:p>
        </text:list-item>
        <text:list-item>
          <text:p text:style-name="P11"><text:a xlink:type="simple" xlink:href="https://www.indeed.com/career-advice/interviewing/how-to-answer-interview-questions-about-shift-work" text:style-name="Internet_20_link" text:visited-style-name="Visited_20_Internet_20_Link"><text:span text:style-name="T1">Would you be willing to work nights and weekends?</text:span></text:a></text:p>
        </text:list-item>
        <text:list-item>
          <text:p text:style-name="P14">What qualities make a good leader?</text:p>
        </text:list-item>
        <text:list-item>
          <text:p text:style-name="P14">What is the name of our CEO?</text:p>
        </text:list-item>
        <text:list-item>
          <text:p text:style-name="P14">What questions haven’t I asked you?</text:p>
        </text:list-item>
        <text:list-item>
          <text:p text:style-name="P11"><text:a xlink:type="simple" xlink:href="https://www.indeed.com/career-advice/interviewing/what-do-you-know-about-our-company" text:style-name="Internet_20_link" text:visited-style-name="Visited_20_Internet_20_Link"><text:span text:style-name="T1">What do you know about our company?</text:span></text:a></text:p>
        </text:list-item>
        <text:list-item>
          <text:p text:style-name="P11"><text:a xlink:type="simple" xlink:href="https://www.indeed.com/career-advice/interviewing/how-to-explain-your-reasons-for-leaving-a-job" text:style-name="Internet_20_link" text:visited-style-name="Visited_20_Internet_20_Link"><text:span text:style-name="T1">Why are you changing careers?</text:span></text:a></text:p>
        </text:list-item>
        <text:list-item>
          <text:p text:style-name="P14">Can you walk us through your resume?</text:p>
        </text:list-item>
        <text:list-item>
          <text:p text:style-name="P11"><text:a xlink:type="simple" xlink:href="https://www.indeed.com/career-advice/interviewing/interview-question-why-do-you-want-to-work-here" text:style-name="Internet_20_link" text:visited-style-name="Visited_20_Internet_20_Link"><text:span text:style-name="T1">Why is our company interesting to you?</text:span></text:a></text:p>
        </text:list-item>
        <text:list-item>
          <text:p text:style-name="P14">Who was your favorite manager and why?</text:p>
        </text:list-item>
        <text:list-item>
          <text:p text:style-name="P14">Who are our competitors?</text:p>
        </text:list-item>
        <text:list-item>
          <text:p text:style-name="P11"><text:a xlink:type="simple" xlink:href="https://www.indeed.com/career-advice/interviewing/what-make-you-a-good-candidate-for-this-position" text:style-name="Internet_20_link" text:visited-style-name="Visited_20_Internet_20_Link"><text:span text:style-name="T1">Why are you the right person for this job?</text:span></text:a></text:p>
        </text:list-item>
        <text:list-item>
          <text:p text:style-name="P11"><text:a xlink:type="simple" xlink:href="https://www.indeed.com/career-advice/interviewing/what-is-your-greatest-accomplishment" text:style-name="Internet_20_link" text:visited-style-name="Visited_20_Internet_20_Link"><text:span text:style-name="T1">What is your greatest personal achievement?</text:span></text:a></text:p>
        </text:list-item>
        <text:list-item>
          <text:p text:style-name="P11"><text:a xlink:type="simple" xlink:href="https://www.indeed.com/career-advice/interviewing/where-do-you-see-yourself-in-10-years" text:style-name="Internet_20_link" text:visited-style-name="Visited_20_Internet_20_Link"><text:span text:style-name="T1">Where do you see yourself in 10 years?</text:span></text:a></text:p>
        </text:list-item>
        <text:list-item>
          <text:p text:style-name="P14">What do you know about our industry?</text:p>
        </text:list-item>
      </text:list>
      <text:h text:style-name="P3" text:outline-level="3">Behavioral interview questions</text:h>
      <text:list xml:id="list1832698916" text:style-name="L2">
        <text:list-item>
          <text:p text:style-name="P8">Describe a time when your boss was wrong. How did you handle the situation?</text:p>
        </text:list-item>
        <text:list-item>
          <text:p text:style-name="P15">How would you feel about reporting to a person younger than you?</text:p>
        </text:list-item>
        <text:list-item>
          <text:p text:style-name="P12"><text:a xlink:type="simple" xlink:href="https://www.indeed.com/career-advice/interviewing/tell-me-about-a-time-you-went-above-and-beyond" text:style-name="Internet_20_link" text:visited-style-name="Visited_20_Internet_20_Link"><text:span text:style-name="T1">Describe a time you went above and beyond at work.</text:span></text:a></text:p>
        </text:list-item>
        <text:list-item>
          <text:p text:style-name="P12"><text:a xlink:type="simple" xlink:href="https://www.indeed.com/career-advice/interviewing/tell-me-about-a-time-you-made-a-mistake" text:style-name="Internet_20_link" text:visited-style-name="Visited_20_Internet_20_Link"><text:span text:style-name="T1">Tell me about the last mistake you made.</text:span></text:a></text:p>
        </text:list-item>
        <text:list-item>
          <text:p text:style-name="P15"><text:soft-page-break/>What do you want to accomplish in the first 30 days of this job?</text:p>
        </text:list-item>
        <text:list-item>
          <text:p text:style-name="P15">Describe a time you got angry at work.</text:p>
        </text:list-item>
        <text:list-item>
          <text:p text:style-name="P12"><text:a xlink:type="simple" xlink:href="https://www.indeed.com/career-advice/career-development/how-to-give-negative-feedback" text:style-name="Internet_20_link" text:visited-style-name="Visited_20_Internet_20_Link"><text:span text:style-name="T1">Describe a time when you had to give a person difficult feedback.</text:span></text:a></text:p>
        </text:list-item>
        <text:list-item>
          <text:p text:style-name="P15">Describe a time when you disagreed with your boss.</text:p>
        </text:list-item>
        <text:list-item>
          <text:p text:style-name="P12"><text:a xlink:type="simple" xlink:href="https://www.indeed.com/career-advice/interviewing/integrity-interview-questions" text:style-name="Internet_20_link" text:visited-style-name="Visited_20_Internet_20_Link"><text:span text:style-name="T1">Would you ever lie for a company?</text:span></text:a></text:p>
        </text:list-item>
        <text:list-item>
          <text:p text:style-name="P12"><text:a xlink:type="simple" xlink:href="https://www.indeed.com/career-advice/interviewing/what-is-the-biggest-challenge-you've-faced-in-work" text:style-name="Internet_20_link" text:visited-style-name="Visited_20_Internet_20_Link"><text:span text:style-name="T1">Tell me about how you dealt with a difficult challenge in the workplace.</text:span></text:a></text:p>
        </text:list-item>
        <text:list-item>
          <text:p text:style-name="P15">What do you really think about your previous boss?</text:p>
        </text:list-item>
        <text:list-item>
          <text:p text:style-name="P15">What has been the most rewarding experience of your career thus far?</text:p>
        </text:list-item>
        <text:list-item>
          <text:p text:style-name="P12"><text:a xlink:type="simple" xlink:href="https://www.indeed.com/career-advice/career-development/how-to-deal-with-angry-customers" text:style-name="Internet_20_link" text:visited-style-name="Visited_20_Internet_20_Link"><text:span text:style-name="T1">How would you deal with an angry or irate customer?</text:span></text:a></text:p>
        </text:list-item>
        <text:list-item>
          <text:p text:style-name="P15">Describe a time you chose to not help a teammate.</text:p>
        </text:list-item>
        <text:list-item>
          <text:p text:style-name="P15">Describe a time you went out of your way to help somebody.</text:p>
        </text:list-item>
        <text:list-item>
          <text:p text:style-name="P12"><text:a xlink:type="simple" xlink:href="https://www.indeed.com/career-advice/career-development/steps-to-handle-criticism-at-work" text:style-name="Internet_20_link" text:visited-style-name="Visited_20_Internet_20_Link"><text:span text:style-name="T1">Describe a time when your work was criticized?</text:span></text:a></text:p>
        </text:list-item>
        <text:list-item>
          <text:p text:style-name="P15">What do you want to accomplish in the first 90 days of this job?</text:p>
        </text:list-item>
        <text:list-item>
          <text:p text:style-name="P15">Do you think you could have done better in your last job?</text:p>
        </text:list-item>
        <text:list-item>
          <text:p text:style-name="P12"><text:a xlink:type="simple" xlink:href="https://www.indeed.com/career-advice/career-development/terminate-an-employee" text:style-name="Internet_20_link" text:visited-style-name="Visited_20_Internet_20_Link"><text:span text:style-name="T1">How would you fire someone?</text:span></text:a></text:p>
        </text:list-item>
      </text:list>
      <text:h text:style-name="P3" text:outline-level="3">Questions about salary</text:h>
      <text:list xml:id="list3864722963" text:style-name="L3">
        <text:list-item>
          <text:p text:style-name="P7"><text:a xlink:type="simple" xlink:href="https://www.indeed.com/career-advice/pay-salary/providing-salary-history" text:style-name="Internet_20_link" text:visited-style-name="Visited_20_Internet_20_Link"><text:span text:style-name="T1">Can you discuss your salary history?</text:span></text:a></text:p>
        </text:list-item>
        <text:list-item>
          <text:p text:style-name="P16">How much do you expect to be earning in five years?</text:p>
        </text:list-item>
      </text:list>
      <text:h text:style-name="P3" text:outline-level="3">Questions about you</text:h>
      <text:list xml:id="list2043909023" text:style-name="L4">
        <text:list-item>
          <text:p text:style-name="P9">What makes you uncomfortable?</text:p>
        </text:list-item>
        <text:list-item>
          <text:p text:style-name="P13"><text:a xlink:type="simple" xlink:href="https://www.indeed.com/career-advice/career-development/ideal-work-environment" text:style-name="Internet_20_link" text:visited-style-name="Visited_20_Internet_20_Link"><text:span text:style-name="T1">What is your ideal working environment?</text:span></text:a></text:p>
        </text:list-item>
        <text:list-item>
          <text:p text:style-name="P17">What commonly accepted view do you disagree with and why?</text:p>
        </text:list-item>
        <text:list-item>
          <text:p text:style-name="P13"><text:a xlink:type="simple" xlink:href="https://www.indeed.com/career-advice/interviewing/how-would-your-boss-describe-you" text:style-name="Internet_20_link" text:visited-style-name="Visited_20_Internet_20_Link"><text:span text:style-name="T1">What are some positive things your last boss would say about you?</text:span></text:a></text:p>
        </text:list-item>
        <text:list-item>
          <text:p text:style-name="P13"><text:a xlink:type="simple" xlink:href="https://www.indeed.com/career-advice/interviewing/interview-question-what-makes-you-unique" text:style-name="Internet_20_link" text:visited-style-name="Visited_20_Internet_20_Link"><text:span text:style-name="T1">What differentiates you from our other candidates?</text:span></text:a></text:p>
        </text:list-item>
        <text:list-item>
          <text:p text:style-name="P17">Are you a morning person?</text:p>
        </text:list-item>
        <text:list-item>
          <text:p text:style-name="P17"><text:soft-page-break/>How would a good friend describe you?</text:p>
        </text:list-item>
        <text:list-item>
          <text:p text:style-name="P17">Are you more of a leader or a follower?</text:p>
        </text:list-item>
        <text:list-item>
          <text:p text:style-name="P13"><text:a xlink:type="simple" xlink:href="https://www.indeed.com/career-advice/career-development/personal-mission-statement-examples" text:style-name="Internet_20_link" text:visited-style-name="Visited_20_Internet_20_Link"><text:span text:style-name="T1">Do you have a personal mission statement?</text:span></text:a></text:p>
        </text:list-item>
        <text:list-item>
          <text:p text:style-name="P17">What do you like most about yourself?</text:p>
        </text:list-item>
        <text:list-item>
          <text:p text:style-name="P17">How long do you expect to work for this company?</text:p>
        </text:list-item>
        <text:list-item>
          <text:p text:style-name="P13"><text:a xlink:type="simple" xlink:href="https://www.indeed.com/career-advice/interviewing/how-do-you-stay-organized-interview-question" text:style-name="Internet_20_link" text:visited-style-name="Visited_20_Internet_20_Link"><text:span text:style-name="T1">How do you keep yourself organized?</text:span></text:a></text:p>
        </text:list-item>
        <text:list-item>
          <text:p text:style-name="P17">What character traits would your friends use to describe you?</text:p>
        </text:list-item>
        <text:list-item>
          <text:p text:style-name="P17">What is your favorite movie of all time and why?</text:p>
        </text:list-item>
        <text:list-item>
          <text:p text:style-name="P17">What are three skills or traits you wish you had?</text:p>
        </text:list-item>
        <text:list-item>
          <text:p text:style-name="P13"><text:a xlink:type="simple" xlink:href="https://www.indeed.com/career-advice/career-development/ideal-work-environment" text:style-name="Internet_20_link" text:visited-style-name="Visited_20_Internet_20_Link"><text:span text:style-name="T1">Describe your perfect company.</text:span></text:a></text:p>
        </text:list-item>
        <text:list-item>
          <text:p text:style-name="P13"><text:a xlink:type="simple" xlink:href="https://www.indeed.com/career-advice/interviewing/do-you-prefer-working-alone-or-in-a-group" text:style-name="Internet_20_link" text:visited-style-name="Visited_20_Internet_20_Link"><text:span text:style-name="T1">Do you prefer to work alone or on a team?</text:span></text:a></text:p>
        </text:list-item>
        <text:list-item>
          <text:p text:style-name="P13"><text:a xlink:type="simple" xlink:href="https://www.indeed.com/career-advice/interviewing/what-is-your-greatest-accomplishment" text:style-name="Internet_20_link" text:visited-style-name="Visited_20_Internet_20_Link"><text:span text:style-name="T1">What is your proudest achievement?</text:span></text:a></text:p>
        </text:list-item>
        <text:list-item>
          <text:p text:style-name="P17">How do you want to improve yourself in the upcoming year?</text:p>
        </text:list-item>
        <text:list-item>
          <text:p text:style-name="P17">Who are your heroes?</text:p>
        </text:list-item>
        <text:list-item>
          <text:p text:style-name="P17">What is your favorite memory from childhood?</text:p>
        </text:list-item>
        <text:list-item>
          <text:p text:style-name="P17">What is your favorite website?</text:p>
        </text:list-item>
        <text:list-item>
          <text:p text:style-name="P17">When were you most satisfied in a previous job?</text:p>
        </text:list-item>
        <text:list-item>
          <text:p text:style-name="P17">What’s the last book you read?</text:p>
        </text:list-item>
        <text:list-item>
          <text:p text:style-name="P17">What is the best job you ever had?</text:p>
        </text:list-item>
        <text:list-item>
          <text:p text:style-name="P17">What is your greatest fear?</text:p>
        </text:list-item>
        <text:list-item>
          <text:p text:style-name="P13"><text:a xlink:type="simple" xlink:href="https://www.indeed.com/career-advice/interviewing/interview-question-what-is-your-biggest-failure" text:style-name="Internet_20_link" text:visited-style-name="Visited_20_Internet_20_Link"><text:span text:style-name="T1">What was your greatest failure, and what did you learn from it?</text:span></text:a></text:p>
        </text:list-item>
        <text:list-item>
          <text:p text:style-name="P17">What’s the biggest lesson you’ve learned from a mistake you’ve made?</text:p>
        </text:list-item>
        <text:list-item>
          <text:p text:style-name="P17">If you won a $10 million lottery, would you still work?</text:p>
        </text:list-item>
        <text:list-item>
          <text:p text:style-name="P17">What was the last project you led and what was the outcome?</text:p>
        </text:list-item>
        <text:list-item>
          <text:p text:style-name="P17">How many hours per week do you normally work?</text:p>
        </text:list-item>
        <text:list-item>
          <text:p text:style-name="P17"><text:soft-page-break/>Do you ever take your work home with you?</text:p>
        </text:list-item>
        <text:list-item>
          <text:p text:style-name="P13"><text:a xlink:type="simple" xlink:href="https://www.indeed.com/career-advice/interviewing/what-is-most-important-to-you-in-your-next-position" text:style-name="Internet_20_link" text:visited-style-name="Visited_20_Internet_20_Link"><text:span text:style-name="T1">What three things are most important to you in your job?</text:span></text:a></text:p>
        </text:list-item>
        <text:list-item>
          <text:p text:style-name="P17">What is one negative thing your last boss say about you?</text:p>
        </text:list-item>
        <text:list-item>
          <text:p text:style-name="P17">What will you miss about your previous job?</text:p>
        </text:list-item>
        <text:list-item>
          <text:p text:style-name="P13"><text:a xlink:type="simple" xlink:href="https://www.indeed.com/career-advice/interviewing/what-is-your-work-style" text:style-name="Internet_20_link" text:visited-style-name="Visited_20_Internet_20_Link"><text:span text:style-name="T1">Describe your work style.</text:span></text:a></text:p>
        </text:list-item>
        <text:list-item>
          <text:p text:style-name="P13"><text:a xlink:type="simple" xlink:href="https://www.indeed.com/career-advice/career-development/what-is-my-management-style" text:style-name="Internet_20_link" text:visited-style-name="Visited_20_Internet_20_Link"><text:span text:style-name="T1">What is your management style?</text:span></text:a></text:p>
        </text:list-item>
        <text:list-item>
          <text:p text:style-name="P17">Who has impacted you most in your career?</text:p>
        </text:list-item>
        <text:list-item>
          <text:p text:style-name="P17">What is your least favorite thing about yourself?</text:p>
        </text:list-item>
        <text:list-item>
          <text:p text:style-name="P17">What is your biggest regret and why?</text:p>
        </text:list-item>
        <text:list-item>
          <text:p text:style-name="P17">What are your coworker pet peeves?</text:p>
        </text:list-item>
        <text:list-item>
          <text:p text:style-name="P17">Why did you choose your major?</text:p>
        </text:list-item>
        <text:list-item>
          <text:p text:style-name="P17">What is your ideal company size?</text:p>
        </text:list-item>
        <text:list-item>
          <text:p text:style-name="P17">What is a book that everyone needs to read and why?</text:p>
        </text:list-item>
        <text:list-item>
          <text:p text:style-name="P17">Do you prefer working alone or in a team environment?</text:p>
        </text:list-item>
        <text:list-item>
          <text:p text:style-name="P17">Do you find it difficult to adapt to new situations?</text:p>
        </text:list-item>
        <text:list-item>
          <text:p text:style-name="P17">Do you have a mentor?</text:p>
        </text:list-item>
        <text:list-item>
          <text:p text:style-name="P17">Explain why you’ve had so many jobs?</text:p>
        </text:list-item>
        <text:list-item>
          <text:p text:style-name="P13"><text:a xlink:type="simple" xlink:href="https://www.indeed.com/career-advice/interviewing/what-do-you-like-to-do" text:style-name="Internet_20_link" text:visited-style-name="Visited_20_Internet_20_Link"><text:span text:style-name="T1">What do you do in your spare time?</text:span></text:a></text:p>
        </text:list-item>
        <text:list-item>
          <text:p text:style-name="P17">Describe your top three technical skills?</text:p>
        </text:list-item>
        <text:list-item>
          <text:p text:style-name="P13"><text:a xlink:type="simple" xlink:href="https://www.indeed.com/career-advice/interviewing/interview-question-what-are-you-passionate-about" text:style-name="Internet_20_link" text:visited-style-name="Visited_20_Internet_20_Link"><text:span text:style-name="T1">What causes are you passionate about?</text:span></text:a></text:p>
        </text:list-item>
      </text:list>
      <text:p text:style-name="P2"><text:span text:style-name="Strong_20_Emphasis"><text:span text:style-name="T2"/></text:span></text:p>
      <text:h text:style-name="P1" text:outline-level="3">Brainteasers</text:h>
      <text:list xml:id="list1032238414" text:style-name="L5">
        <text:list-item>
          <text:p text:style-name="P10">If you suddenly gained the ability to time travel, what’s the first thing you’d do?</text:p>
        </text:list-item>
        <text:list-item>
          <text:p text:style-name="P18">If you could get rid of any US state, which would you choose and why?</text:p>
        </text:list-item>
        <text:list-item>
          <text:p text:style-name="P18">Which is more important, creativity or efficiency?</text:p>
        </text:list-item>
        <text:list-item>
          <text:p text:style-name="P18"><text:soft-page-break/>Is it better to be good and on time or perfect and late with your work?</text:p>
        </text:list-item>
        <text:list-item>
          <text:p text:style-name="P18">How many times per day do a clock’s hands overlap?</text:p>
        </text:list-item>
        <text:list-item>
          <text:p text:style-name="P18">How many stacked pennies would equal the height of the Empire State Building?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'Liberation Sans', Roboto, No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in" fo:margin-left="1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5:43:33.041419450</meta:creation-date>
    <dc:date>2021-09-21T08:56:44.174210673</dc:date>
    <meta:editing-duration>PT13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02" meta:word-count="920" meta:character-count="4669" meta:non-whitespace-character-count="3945"/>
  </office:meta>
</office:document-meta>
</file>